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/>
          <table:table-cell table:style-name="ce11" office:value-type="string" calcext:value-type="string">
            <text:p><text:span text:style-name="T1">TQFP-44</text:span> 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/?qs=rBGENRD8NwIbVIAimLns%252B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string" calcext:value-type="string">
            <text:p>SS-60300-046 </text:p>
          </table:table-cell>
          <table:table-cell office:value-type="string" calcext:value-type="string">
            <text:p>530-SS-60300-046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2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tewart-Connector-Bel/SS-60300-046/?qs=1mbolxNpo8eTkIf8KSQsmg%3D%3D" xlink:type="simple">Mouser</text:a></text:p>
          </table:table-cell>
          <table:table-cell/>
          <table:table-cell office:value-type="string" calcext:value-type="string">
            <text:p>If penny pinching, use this one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Plug</text:p>
          </table:table-cell>
          <table:table-cell office:value-type="string" calcext:value-type="string">
            <text:p>KUSBX-SMT2AP5S-B </text:p>
          </table:table-cell>
          <table:table-cell office:value-type="string" calcext:value-type="string">
            <text:p>806-KUSBXSMT2AP5SB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KUSBX-SMT2AP5S-B/?qs=7zcQ9RRVJlhCJlshlB7IBQ%3D%3D" xlink:type="simple">Mouser</text:a></text:p>
          </table:table-cell>
          <table:table-cell/>
          <table:table-cell office:value-type="string" calcext:value-type="string">
            <text:p>Don’t like this plug, might find different</text:p>
          </table:table-cell>
          <table:table-cell table:number-columns-repeated="673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8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0:26:54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2-20T10:27:07.110000000</dc:date>
    <meta:editing-duration>P1DT6H29M2S</meta:editing-duration>
    <meta:editing-cycles>13</meta:editing-cycles>
    <meta:generator>LibreOffice/7.0.0.3$Windows_X86_64 LibreOffice_project/8061b3e9204bef6b321a21033174034a5e2ea88e</meta:generator>
    <meta:document-statistic meta:table-count="1" meta:cell-count="55" meta:object-count="0"/>
  </office:meta>
</office:document-meta>
</file>